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7.699375cm" style:use-optimal-column-width="true"/>
    </style:style>
    <style:style style:name="co3" style:family="table-column">
      <style:table-column-properties fo:break-before="auto" style:column-width="6.270625cm" style:use-optimal-column-width="true"/>
    </style:style>
    <style:style style:name="co4" style:family="table-column">
      <style:table-column-properties fo:break-before="auto" style:column-width="4.7625cm" style:use-optimal-column-width="true"/>
    </style:style>
    <style:style style:name="co5" style:family="table-column">
      <style:table-column-properties fo:break-before="auto" style:column-width="31.644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meaças_CoffeeN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vulnerabilidade</text:p>
          </table:table-cell>
          <table:table-cell office:value-type="string" table:style-name="ce2">
            <text:p>fluxo do diagrama de fluxo de dados</text:p>
          </table:table-cell>
          <table:table-cell office:value-type="string" table:style-name="ce2">
            <text:p>classe stride</text:p>
          </table:table-cell>
          <table:table-cell office:value-type="string" table:style-name="ce2">
            <text:p>descrição da ameaça</text:p>
          </table:table-cell>
          <table:table-cell office:value-type="string" table:style-name="ce2">
            <text:p>probabilidade</text:p>
          </table:table-cell>
          <table:table-cell office:value-type="string" table:style-name="ce2">
            <text:p>impacto</text:p>
          </table:table-cell>
          <table:table-cell office:value-type="string" table:style-name="ce2">
            <text:p>risco</text:p>
          </table:table-cell>
          <table:table-cell office:value-type="string" table:style-name="ce2">
            <text:p>medida de mitigação</text:p>
          </table:table-cell>
          <table:table-cell office:value-type="string" table:style-name="ce2">
            <text:p>probabilidade residual</text:p>
          </table:table-cell>
          <table:table-cell office:value-type="string" table:style-name="ce2">
            <text:p>impacto residual</text:p>
          </table:table-cell>
          <table:table-cell office:value-type="string" table:style-name="ce2">
            <text:p>risco residual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ência de Autenticação Multifator (MFA)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SPOOFING</text:p>
          </table:table-cell>
          <table:table-cell office:value-type="string" table:style-name="ce1">
            <text:p>Ausência de Autenticação Multifator (MFA): Sistema usa apenas email/senha para autenticação, sem segunda camada de verificação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Implementar MFA opcional (TOTP) para contas da cozinha; Considerar autenticação via SMS ou email para clientes.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Baixo</text:p>
          </table:table-cell>
          <table:table-cell office:value-type="string" table:style-name="ce1">
            <text:p>Baixo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alidação Inadequada de Tokens JWT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SPOOFING</text:p>
          </table:table-cell>
          <table:table-cell office:value-type="string" table:style-name="ce1">
            <text:p>Validação Inadequada de Tokens JWT: Se a validação de JWT não verificar expiração, issuer ou assinatura corretamente, tokens podem ser falsificado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Verificar implementação de validação completa do JWT (exp, iat, signature); Implementar refresh tokens com rotação; Adicionar blacklist de tokens revogado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nipulação de Pedidos via WebSocket</text:p>
          </table:table-cell>
          <table:table-cell office:value-type="string" table:style-name="ce1">
            <text:p>Frontend &lt;-&gt; Backend (WebSocket)</text:p>
          </table:table-cell>
          <table:table-cell office:value-type="string" table:style-name="ce1">
            <text:p>TAMPERING</text:p>
          </table:table-cell>
          <table:table-cell office:value-type="string" table:style-name="ce1">
            <text:p>Manipulação de Pedidos via WebSocket: Se não houver validação adequada de origem e autorização em mensagens WebSocket, atacantes podem enviar comandos falsos.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Implementar autenticação no handshake do WebSocket; Validar role do usuário em cada mensagem; Implementar rate limiting; Adicionar logs de auditoria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jeção SQL no Backend</text:p>
          </table:table-cell>
          <table:table-cell office:value-type="string" table:style-name="ce1">
            <text:p>Backend &lt;-&gt; Banco de Dados</text:p>
          </table:table-cell>
          <table:table-cell office:value-type="string" table:style-name="ce1">
            <text:p>TAMPERING</text:p>
          </table:table-cell>
          <table:table-cell office:value-type="string" table:style-name="ce1">
            <text:p>Injeção SQL no Backend: Se consultas SQL forem montadas com concatenação de strings (sem prepared statements/ORM), entrada maliciosa pode executar comandos arbitrários no banco.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Usar ORM (SQLAlchemy) ou prepared statements em 100% das queries; Nunca concatenar entrada do usuário diretamente em SQL; Aplicar princípio do menor privilégio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ompt Injection na IA 2 (Gemini)</text:p>
          </table:table-cell>
          <table:table-cell office:value-type="string" table:style-name="ce1">
            <text:p>Backend &lt;-&gt; IA Externa (Gemini API)</text:p>
          </table:table-cell>
          <table:table-cell office:value-type="string" table:style-name="ce1">
            <text:p>TAMPERING</text:p>
          </table:table-cell>
          <table:table-cell office:value-type="string" table:style-name="ce1">
            <text:p>Prompt Injection na IA 2 (Gemini): Cliente pode tentar manipular o prompt enviado ao Gemini inserindo comandos no pedido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Sanitizar entrada do cliente antes de montar o prompt; Usar delimitadores claros no prompt; Validar formato da resposta do Gemini; Implementar filtro de conteúdo malicioso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alta de Logs de Auditoria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REPUDIATION</text:p>
          </table:table-cell>
          <table:table-cell office:value-type="string" table:style-name="ce1">
            <text:p>Falta de Logs de Auditoria: Sistema não menciona logs de ações críticas (criação de pedidos, alteração de status, login, falhas de autenticação)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Implementar logging estruturado (JSON) com Timestamp, User ID, Ação, IP de origem e Resultado; Armazenar logs em serviço externo; Definir retenção de log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xposição da GEMINI_API_KEY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INFORMATION DISCLOSURE</text:p>
          </table:table-cell>
          <table:table-cell office:value-type="string" table:style-name="ce1">
            <text:p>Exposição da GEMINI_API_KEY: Chave API armazenada em arquivo .env pode vazar se for commitado no Git, logs exibirem a chave ou erro do backend expor variáveis de ambiente.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dicionar .env ao .gitignore; Usar secrets management; Implementar rotação periódica da chave API; Filtrar variáveis de ambiente em logs e mensagens de erro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xposição de Dados Sensíveis via API</text:p>
          </table:table-cell>
          <table:table-cell office:value-type="string" table:style-name="ce1">
            <text:p>Frontend &lt;-&gt; Backend (WebSocket)</text:p>
          </table:table-cell>
          <table:table-cell office:value-type="string" table:style-name="ce3">
            <text:p>INFORMATION DISCLOSURE</text:p>
          </table:table-cell>
          <table:table-cell office:value-type="string" table:style-name="ce1">
            <text:p>Exposição de Dados Sensíveis via API: Endpoints podem retornar mais dados do que o necessário (ex: histórico completo de todos os clientes)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Implementar filtros de autorização em queries (user_id = current_user); Usar DTOs/schemas para controlar exatamente quais campos são expostos; Evitar retornar senha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istórico de Chat Persistido Sem Criptografia</text:p>
          </table:table-cell>
          <table:table-cell office:value-type="string" table:style-name="ce1">
            <text:p>Backend &lt;-&gt; Banco de Dados</text:p>
          </table:table-cell>
          <table:table-cell office:value-type="string" table:style-name="ce1">
            <text:p>INFORMATION DISCLOSURE</text:p>
          </table:table-cell>
          <table:table-cell office:value-type="string" table:style-name="ce1">
            <text:p>Histórico de Chat Persistido Sem Criptografia: Mensagens do chatbot são armazenadas em texto plano no PostgreSQL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Criptografar dados sensíveis em repouso; Implementar retenção limitada; Permitir cliente deletar seu histórico.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Baixo</text:p>
          </table:table-cell>
          <table:table-cell office:value-type="string" table:style-name="ce1">
            <text:p>Baixo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nformações Sensíveis em Logs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INFORMATION DISCLOSURE</text:p>
          </table:table-cell>
          <table:table-cell office:value-type="string" table:style-name="ce1">
            <text:p>Informações Sensíveis em Logs: Logs podem inadvertidamente registrar dados sensíveis (senhas, tokens, conteúdo de pedidos)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Implementar sanitização automática de logs; Restringir acesso aos logs; Não logar payloads completos de requisições em produção.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Baixo</text:p>
          </table:table-cell>
          <table:table-cell office:value-type="string" table:style-name="ce1">
            <text:p>Baixo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usência de Rate Limiting</text:p>
          </table:table-cell>
          <table:table-cell office:value-type="string" table:style-name="ce1">
            <text:p>Frontend &lt;-&gt; Backend (WebSocket)</text:p>
          </table:table-cell>
          <table:table-cell office:value-type="string" table:style-name="ce1">
            <text:p>DENIAL OF SERVICE</text:p>
          </table:table-cell>
          <table:table-cell office:value-type="string" table:style-name="ce1">
            <text:p>Ausência de Rate Limiting: Sistema não menciona limitação de requisições, permitindo spam de pedidos, sobrecarga da API Gemini ou conexões WebSocket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Implementar rate limiting por IP e por usuário; Usar middleware (FastAPI-Limiter com Redis); Implementar backoff exponencial em chamadas ao Gemini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esource Exhaustion via IA 1 (spaCy)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DENIAL OF SERVICE</text:p>
          </table:table-cell>
          <table:table-cell office:value-type="string" table:style-name="ce1">
            <text:p>Resource Exhaustion via IA 1 (spaCy): Processamento de textos muito longos ou complexos pode consumir CPU/memória excessiva do container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Limitar tamanho máximo do input; Implementar timeout no processamento do spaCy; Configurar limites de CPU/memória no Docker Compose.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Baixo</text:p>
          </table:table-cell>
          <table:table-cell office:value-type="string" table:style-name="ce1">
            <text:p>Baixo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WebSocket Flood</text:p>
          </table:table-cell>
          <table:table-cell office:value-type="string" table:style-name="ce1">
            <text:p>Frontend &lt;-&gt; Backend (WebSocket)</text:p>
          </table:table-cell>
          <table:table-cell office:value-type="string" table:style-name="ce1">
            <text:p>DENIAL OF SERVICE</text:p>
          </table:table-cell>
          <table:table-cell office:value-type="string" table:style-name="ce1">
            <text:p>WebSocket Flood: Atacante abre centenas de conexões WebSocket simultâneas, esgotando recursos do servidor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Limitar conexões WebSocket por IP; Implementar timeout de inatividade; Usar proxy reverso (Nginx) com limite de conexões concorrente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ypass de Controle de Acesso por Role</text:p>
          </table:table-cell>
          <table:table-cell office:value-type="string" table:style-name="ce1">
            <text:p>Frontend &lt;-&gt; Backend (WebSocket)</text:p>
          </table:table-cell>
          <table:table-cell office:value-type="string" table:style-name="ce1">
            <text:p>ELEVATION OF PRIVILEGE</text:p>
          </table:table-cell>
          <table:table-cell office:value-type="string" table:style-name="ce1">
            <text:p>Bypass de Controle de Acesso por Role: Se validação de role (client vs kitchen) for feita apenas no frontend ou for inconsistente no backend, atacante pode executar ações privilegiadas.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Validar role em TODOS os endpoints sensíveis; Nunca confiar em claims do JWT sem validação; Implementar testes automatizados de autorização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QL Injection Levando a Privilégios de Admin</text:p>
          </table:table-cell>
          <table:table-cell office:value-type="string" table:style-name="ce1">
            <text:p>Backend &lt;-&gt; Banco de Dados</text:p>
          </table:table-cell>
          <table:table-cell office:value-type="string" table:style-name="ce1">
            <text:p>ELEVATION OF PRIVILEGE</text:p>
          </table:table-cell>
          <table:table-cell office:value-type="string" table:style-name="ce1">
            <text:p>SQL Injection Levando a Privilégios de Admin: Exploração de SQLi para modificar role do usuário no banco.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Usar ORM/prepared statements; Princípio do menor privilégio no DB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nsecure Direct Object Reference (IDOR)</text:p>
          </table:table-cell>
          <table:table-cell office:value-type="string" table:style-name="ce1">
            <text:p>Frontend &lt;-&gt; Backend (API REST)</text:p>
          </table:table-cell>
          <table:table-cell office:value-type="string" table:style-name="ce1">
            <text:p>ELEVATION OF PRIVILEGE</text:p>
          </table:table-cell>
          <table:table-cell office:value-type="string" table:style-name="ce1">
            <text:p>Insecure Direct Object Reference (IDOR): Cliente manipula IDs em requisições para acessar pedidos de outros usuário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Validar ownership em TODOS os endpoints; Usar UUIDs em vez de IDs sequenciais; Implementar testes de autorização em CI/CD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Exposição de Portas do Docker</text:p>
          </table:table-cell>
          <table:table-cell office:value-type="string" table:style-name="ce1">
            <text:p>Backend &lt;-&gt; Banco de Dados</text:p>
          </table:table-cell>
          <table:table-cell office:value-type="string" table:style-name="ce1">
            <text:p>INFRAESTRUTURA</text:p>
          </table:table-cell>
          <table:table-cell office:value-type="string" table:style-name="ce1">
            <text:p>Exposição de Portas do Docker: Se portas do PostgreSQL (5432) ou IA 1 (8001) forem expostas publicamente no docker-compose.yml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Expor apenas porta do Backend FastAPI (8000); Usar rede interna do Docker; Configurar firewall para bloquear portas 5432 e 8001 externamente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magens Docker Desatualizadas</text:p>
          </table:table-cell>
          <table:table-cell office:value-type="string" table:style-name="ce1">
            <text:p>Backend &lt;-&gt; Banco de Dados</text:p>
          </table:table-cell>
          <table:table-cell office:value-type="string" table:style-name="ce1">
            <text:p>INFRAESTRUTURA</text:p>
          </table:table-cell>
          <table:table-cell office:value-type="string" table:style-name="ce1">
            <text:p>Imagens Docker Desatualizadas: Imagens base (Python, PostgreSQL) podem conter vulnerabilidades conhecidas (CVEs)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Usar tags específicas e atualizadas; Escanear imagens com ferramentas (Trivy, Snyk); Atualizar imagens regularmente.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Baixo</text:p>
          </table:table-cell>
          <table:table-cell office:value-type="string" table:style-name="ce1">
            <text:p>Baixo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n-in-the-Middle (MitM) com API Gemini</text:p>
          </table:table-cell>
          <table:table-cell office:value-type="string" table:style-name="ce1">
            <text:p>Backend &lt;-&gt; IA Externa (Gemini API)</text:p>
          </table:table-cell>
          <table:table-cell office:value-type="string" table:style-name="ce1">
            <text:p>COMUNICAÇÃO EXTERNA</text:p>
          </table:table-cell>
          <table:table-cell office:value-type="string" table:style-name="ce1">
            <text:p>Man-in-the-Middle (MitM) com API Gemini: Se comunicação com Google Gemini não usar HTTPS ou validar certificados.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Médio</text:p>
          </table:table-cell>
          <table:table-cell office:value-type="string" table:style-name="ce1">
            <text:p>Garantir uso de HTTPS para chamadas ao Gemini; Não desabilitar verificação de certificados SSL; Implementar pinning de certificado.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Baixo</text:p>
          </table:table-cell>
          <table:table-cell office:value-type="string" table:style-name="ce1">
            <text:p>Baixo</text:p>
          </table:table-cell>
          <table:table-cell table:number-columns-repeated="1637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Usuario</dc:creator>
    <dc:date>2025-11-12T17:06:08Z</dc:date>
  </office:meta>
</office:document-meta>
</file>